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667cm"/>
    </style:style>
    <style:style style:name="Tabela4.C" style:family="table-column">
      <style:table-column-properties style:column-width="5.67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a74b" officeooo:paragraph-rsid="00136794"/>
    </style:style>
    <style:style style:name="P2" style:family="paragraph" style:parent-style-name="Text_20_body">
      <style:text-properties officeooo:rsid="00136794" officeooo:paragraph-rsid="00136794"/>
    </style:style>
    <style:style style:name="P3" style:family="paragraph" style:parent-style-name="Text_20_body">
      <style:text-properties officeooo:rsid="0013cccc" officeooo:paragraph-rsid="0013cccc"/>
    </style:style>
    <style:style style:name="P4" style:family="paragraph" style:parent-style-name="Text_20_body">
      <style:text-properties officeooo:rsid="00151284" officeooo:paragraph-rsid="00151284"/>
    </style:style>
    <style:style style:name="P5" style:family="paragraph" style:parent-style-name="Text_20_body">
      <style:text-properties officeooo:rsid="0015809e" officeooo:paragraph-rsid="0015809e"/>
    </style:style>
    <style:style style:name="P6" style:family="paragraph" style:parent-style-name="Text_20_body">
      <style:text-properties officeooo:rsid="00169daf" officeooo:paragraph-rsid="00169daf"/>
    </style:style>
    <style:style style:name="P7" style:family="paragraph" style:parent-style-name="Subtitle">
      <style:text-properties officeooo:rsid="0011a74b" officeooo:paragraph-rsid="0011a74b"/>
    </style:style>
    <style:style style:name="P8" style:family="paragraph" style:parent-style-name="Title">
      <style:text-properties officeooo:rsid="0011a74b" officeooo:paragraph-rsid="0011a74b"/>
    </style:style>
    <style:style style:name="P9" style:family="paragraph" style:parent-style-name="Table_20_Contents">
      <style:text-properties officeooo:rsid="00136794" officeooo:paragraph-rsid="00136794"/>
    </style:style>
    <style:style style:name="P10" style:family="paragraph" style:parent-style-name="Table_20_Contents">
      <style:text-properties officeooo:rsid="00151284" officeooo:paragraph-rsid="00151284"/>
    </style:style>
    <style:style style:name="P11" style:family="paragraph" style:parent-style-name="Table_20_Contents">
      <style:text-properties officeooo:rsid="0015809e" officeooo:paragraph-rsid="0015809e"/>
    </style:style>
    <style:style style:name="P12" style:family="paragraph" style:parent-style-name="Table_20_Contents">
      <style:text-properties officeooo:rsid="00169daf" officeooo:paragraph-rsid="00169daf"/>
    </style:style>
    <style:style style:name="P13" style:family="paragraph" style:parent-style-name="Table_20_Contents">
      <style:text-properties officeooo:rsid="0018078a" officeooo:paragraph-rsid="0018078a"/>
    </style:style>
    <style:style style:name="P14" style:family="paragraph" style:parent-style-name="Table_20_Contents">
      <style:text-properties officeooo:rsid="0019f56d" officeooo:paragraph-rsid="0019f56d"/>
    </style:style>
    <style:style style:name="P15" style:family="paragraph" style:parent-style-name="Table_20_Contents">
      <style:text-properties officeooo:rsid="001ad17d" officeooo:paragraph-rsid="001ad17d"/>
    </style:style>
    <style:style style:name="P16" style:family="paragraph" style:parent-style-name="Table_20_Contents">
      <style:text-properties officeooo:rsid="001cbbb0" officeooo:paragraph-rsid="001cbbb0"/>
    </style:style>
    <style:style style:name="T1" style:family="text">
      <style:text-properties officeooo:rsid="00136794"/>
    </style:style>
    <style:style style:name="T2" style:family="text">
      <style:text-properties officeooo:rsid="0015809e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ício SNMPv2c</text:p>
      <text:p text:style-name="P7">Henrique Corrêa, Joice Marek</text:p>
      <text:p text:style-name="P1">1) </text:p>
      <text:p text:style-name="P3">a) <text:span text:style-name="T1">Comando:</text:span></text:p>
      <text:p text:style-name="P1"><text:span text:style-name="T1">snmpbulkget -v2c -c public -Cn2 -Cr3 localhost sysUpTime ifNumber ifDescr ifSpeed ifPhysAddress</text:span></text:p>
      <text:p text:style-name="P2">Resposta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DISMAN-EVENT-MIB::sysUpTimeInstance = Timeticks: (112543103) 13 days, 0:37:11.03</text:p>
            <text:p text:style-name="P9">IF-MIB::ifNumber.0 = INTEGER: 3</text:p>
            <text:p text:style-name="P9">IF-MIB::ifDescr.1 = STRING: lo</text:p>
            <text:p text:style-name="P9">IF-MIB::ifSpeed.1 = Gauge32: 10000000</text:p>
            <text:p text:style-name="P9">IF-MIB::ifPhysAddress.1 = STRING: </text:p>
            <text:p text:style-name="P9">IF-MIB::ifDescr.2 = STRING: Realtek Semiconductor Co., Ltd. RTL8111/8168/8411 PCI Express Gigabit Ethernet Controller</text:p>
            <text:p text:style-name="P9">IF-MIB::ifSpeed.2 = Gauge32: 10000000</text:p>
            <text:p text:style-name="P9">IF-MIB::ifPhysAddress.2 = STRING: a4:1f:72:f5:90:ad</text:p>
            <text:p text:style-name="P9">IF-MIB::ifDescr.3 = STRING: Broadcom Limited NetXtreme BCM5722 Gigabit Ethernet PCI Express</text:p>
            <text:p text:style-name="P9">IF-MIB::ifSpeed.3 = Gauge32: 100000000</text:p>
            <text:p text:style-name="P9">IF-MIB::ifPhysAddress.3 = STRING: 0:a:f7:16:d8:6b</text:p>
          </table:table-cell>
        </table:table-row>
      </table:table>
      <text:p text:style-name="P2"/>
      <text:p text:style-name="P4">b) Comando:</text:p>
      <text:p text:style-name="P4">snmpbulkget -v2c -c public -Cn4 -Cr4 localhost ipInReceives ipOutRequests tcpInSegs tcpOutSegs ipNetToMediaIfIndex ipNetToMediaPhysAddress ipNetToMediaNetAddress ipNetToMediaType</text:p>
      <text:p text:style-name="P4">Resposta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0">IP-MIB::ipInReceives.0 = Counter32: 1014582</text:p>
            <text:p text:style-name="P10">IP-MIB::ipOutRequests.0 = Counter32: 783199</text:p>
            <text:p text:style-name="P10">TCP-MIB::tcpInSegs.0 = Counter32: 549147</text:p>
            <text:p text:style-name="P10">TCP-MIB::tcpOutSegs.0 = Counter32: 447589</text:p>
            <text:p text:style-name="P10">IP-MIB::ipNetToMediaIfIndex.3.10.32.143.1 = INTEGER: 3</text:p>
            <text:p text:style-name="P10">IP-MIB::ipNetToMediaPhysAddress.3.10.32.143.1 = STRING: 0:1:2:23:ea:a6</text:p>
            <text:p text:style-name="P10">IP-MIB::ipNetToMediaNetAddress.3.10.32.143.1 = IpAddress: 10.32.143.1</text:p>
            <text:p text:style-name="P10">IP-MIB::ipNetToMediaType.3.10.32.143.1 = INTEGER: dynamic(3)</text:p>
            <text:p text:style-name="P10">IP-MIB::ipNetToMediaIfIndex.3.10.32.143.150 = INTEGER: 3</text:p>
            <text:p text:style-name="P10">IP-MIB::ipNetToMediaPhysAddress.3.10.32.143.150 = STRING: 0:a:f7:2b:69:3d</text:p>
            <text:p text:style-name="P10">IP-MIB::ipNetToMediaNetAddress.3.10.32.143.150 = IpAddress: 10.32.143.150</text:p>
            <text:p text:style-name="P10">IP-MIB::ipNetToMediaType.3.10.32.143.150 = INTEGER: dynamic(3)</text:p>
            <text:p text:style-name="P10">IP-MIB::ipNetToMediaIfIndex.3.10.32.143.151 = INTEGER: 3</text:p>
            <text:p text:style-name="P10">IP-MIB::ipNetToMediaPhysAddress.3.10.32.143.151 = STRING: c8:9c:1d:e:b:37</text:p>
            <text:p text:style-name="P10">IP-MIB::ipNetToMediaNetAddress.3.10.32.143.151 = IpAddress: 10.32.143.151</text:p>
            <text:p text:style-name="P10">IP-MIB::ipNetToMediaType.3.10.32.143.151 = INTEGER: dynamic(3)</text:p>
            <text:p text:style-name="P10">IP-MIB::ipNetToMediaIfIndex.3.10.32.143.160 = INTEGER: 3</text:p>
            <text:p text:style-name="P10"><text:soft-page-break/>IP-MIB::ipNetToMediaPhysAddress.3.10.32.143.160 = STRING: 50:3d:e5:82:95:93</text:p>
            <text:p text:style-name="P10">IP-MIB::ipNetToMediaNetAddress.3.10.32.143.160 = IpAddress: 10.32.143.160</text:p>
            <text:p text:style-name="P10">IP-MIB::ipNetToMediaType.3.10.32.143.160 = INTEGER: dynamic(3)</text:p>
          </table:table-cell>
        </table:table-row>
      </table:table>
      <text:p text:style-name="P4"/>
      <text:p text:style-name="P4">c) <text:span text:style-name="T2">Comando:</text:span></text:p>
      <text:p text:style-name="P5">snmpbulkget -v2c -c public -Cr5 localhost tcpConnState tcpConnLocalAddress tcpConnLocalPort tcpConnRemAddress tcpConnRemPort</text:p>
      <text:p text:style-name="P5">Resposta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1">TCP-MIB::tcpConnState.0.0.0.0.22.0.0.0.0.0 = INTEGER: listen(2)</text:p>
            <text:p text:style-name="P11">TCP-MIB::tcpConnLocalAddress.0.0.0.0.22.0.0.0.0.0 = IpAddress: 0.0.0.0</text:p>
            <text:p text:style-name="P11">TCP-MIB::tcpConnLocalPort.0.0.0.0.22.0.0.0.0.0 = INTEGER: 22</text:p>
            <text:p text:style-name="P11">TCP-MIB::tcpConnRemAddress.0.0.0.0.22.0.0.0.0.0 = IpAddress: 0.0.0.0</text:p>
            <text:p text:style-name="P11">TCP-MIB::tcpConnRemPort.0.0.0.0.22.0.0.0.0.0 = INTEGER: 0</text:p>
            <text:p text:style-name="P11">TCP-MIB::tcpConnState.0.0.0.0.111.0.0.0.0.0 = INTEGER: listen(2)</text:p>
            <text:p text:style-name="P11">TCP-MIB::tcpConnLocalAddress.0.0.0.0.111.0.0.0.0.0 = IpAddress: 0.0.0.0</text:p>
            <text:p text:style-name="P11">TCP-MIB::tcpConnLocalPort.0.0.0.0.111.0.0.0.0.0 = INTEGER: 111</text:p>
            <text:p text:style-name="P11">TCP-MIB::tcpConnRemAddress.0.0.0.0.111.0.0.0.0.0 = IpAddress: 0.0.0.0</text:p>
            <text:p text:style-name="P11">TCP-MIB::tcpConnRemPort.0.0.0.0.111.0.0.0.0.0 = INTEGER: 0</text:p>
            <text:p text:style-name="P11">TCP-MIB::tcpConnState.127.0.0.1.25.0.0.0.0.0 = INTEGER: listen(2)</text:p>
            <text:p text:style-name="P11">TCP-MIB::tcpConnLocalAddress.127.0.0.1.25.0.0.0.0.0 = IpAddress: 127.0.0.1</text:p>
            <text:p text:style-name="P11">TCP-MIB::tcpConnLocalPort.127.0.0.1.25.0.0.0.0.0 = INTEGER: 25</text:p>
            <text:p text:style-name="P11">TCP-MIB::tcpConnRemAddress.127.0.0.1.25.0.0.0.0.0 = IpAddress: 0.0.0.0</text:p>
            <text:p text:style-name="P11">TCP-MIB::tcpConnRemPort.127.0.0.1.25.0.0.0.0.0 = INTEGER: 0</text:p>
            <text:p text:style-name="P11">TCP-MIB::tcpConnState.127.0.0.1.4038.0.0.0.0.0 = INTEGER: listen(2)</text:p>
            <text:p text:style-name="P11">TCP-MIB::tcpConnLocalAddress.127.0.0.1.4038.0.0.0.0.0 = IpAddress: 127.0.0.1</text:p>
            <text:p text:style-name="P11">TCP-MIB::tcpConnLocalPort.127.0.0.1.4038.0.0.0.0.0 = INTEGER: 4038</text:p>
            <text:p text:style-name="P11">TCP-MIB::tcpConnRemAddress.127.0.0.1.4038.0.0.0.0.0 = IpAddress: 0.0.0.0</text:p>
            <text:p text:style-name="P11">TCP-MIB::tcpConnRemPort.127.0.0.1.4038.0.0.0.0.0 = INTEGER: 0</text:p>
            <text:p text:style-name="P11">TCP-MIB::tcpConnState.127.0.0.1.4038.127.0.0.1.39981 = INTEGER: closeWait(8)</text:p>
            <text:p text:style-name="P11">TCP-MIB::tcpConnLocalAddress.127.0.0.1.4038.127.0.0.1.39981 = IpAddress: 127.0.0.1</text:p>
            <text:p text:style-name="P11">TCP-MIB::tcpConnLocalPort.127.0.0.1.4038.127.0.0.1.39981 = INTEGER: 4038</text:p>
            <text:p text:style-name="P11">TCP-MIB::tcpConnRemAddress.127.0.0.1.4038.127.0.0.1.39981 = IpAddress: 127.0.0.1</text:p>
            <text:p text:style-name="P11">TCP-MIB::tcpConnRemPort.127.0.0.1.4038.127.0.0.1.39981 = INTEGER: 39981</text:p>
          </table:table-cell>
        </table:table-row>
      </table:table>
      <text:p text:style-name="P5"/>
      <text:p text:style-name="P6">2)</text:p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12">Nome do grupo</text:p>
          </table:table-cell>
          <table:table-cell table:style-name="Tabela4.A1" office:value-type="string">
            <text:p text:style-name="P12">Quantidade Pacotes enviados <text:span text:style-name="T3">snmpwalk</text:span></text:p>
          </table:table-cell>
          <table:table-cell table:style-name="Tabela4.C1" office:value-type="string">
            <text:p text:style-name="P12">Quantidade Pacotes enviados <text:span text:style-name="T3">snmpbulkwalk</text:span></text:p>
          </table:table-cell>
        </table:table-row>
        <table:table-row>
          <table:table-cell table:style-name="Tabela4.A2" office:value-type="string">
            <text:p text:style-name="P12">System</text:p>
          </table:table-cell>
          <table:table-cell table:style-name="Tabela4.A2" office:value-type="string">
            <text:p text:style-name="P12">76</text:p>
          </table:table-cell>
          <table:table-cell table:style-name="Tabela4.C2" office:value-type="string">
            <text:p text:style-name="P12">8</text:p>
          </table:table-cell>
        </table:table-row>
        <table:table-row>
          <table:table-cell table:style-name="Tabela4.A2" office:value-type="string">
            <text:p text:style-name="P12">Interfaces</text:p>
          </table:table-cell>
          <table:table-cell table:style-name="Tabela4.A2" office:value-type="string">
            <text:p text:style-name="P12">136</text:p>
          </table:table-cell>
          <table:table-cell table:style-name="Tabela4.C2" office:value-type="string">
            <text:p text:style-name="P12">14</text:p>
          </table:table-cell>
        </table:table-row>
        <table:table-row>
          <table:table-cell table:style-name="Tabela4.A2" office:value-type="string">
            <text:p text:style-name="P12">Ip</text:p>
          </table:table-cell>
          <table:table-cell table:style-name="Tabela4.A2" office:value-type="string">
            <text:p text:style-name="P12">994</text:p>
          </table:table-cell>
          <table:table-cell table:style-name="Tabela4.C2" office:value-type="string">
            <text:p text:style-name="P12">100</text:p>
          </table:table-cell>
        </table:table-row>
        <table:table-row>
          <table:table-cell table:style-name="Tabela4.A2" office:value-type="string">
            <text:p text:style-name="P12">Icmp</text:p>
          </table:table-cell>
          <table:table-cell table:style-name="Tabela4.A2" office:value-type="string">
            <text:p text:style-name="P12">94</text:p>
          </table:table-cell>
          <table:table-cell table:style-name="Tabela4.C2" office:value-type="string">
            <text:p text:style-name="P13">10</text:p>
          </table:table-cell>
        </table:table-row>
        <table:table-row>
          <table:table-cell table:style-name="Tabela4.A2" office:value-type="string">
            <text:p text:style-name="P12">Tcp</text:p>
          </table:table-cell>
          <table:table-cell table:style-name="Tabela4.A2" office:value-type="string">
            <text:p text:style-name="P14">132</text:p>
          </table:table-cell>
          <table:table-cell table:style-name="Tabela4.C2" office:value-type="string">
            <text:p text:style-name="P15">14</text:p>
          </table:table-cell>
        </table:table-row>
        <table:table-row>
          <table:table-cell table:style-name="Tabela4.A2" office:value-type="string">
            <text:p text:style-name="P12">udp</text:p>
          </table:table-cell>
          <table:table-cell table:style-name="Tabela4.A2" office:value-type="string">
            <text:p text:style-name="P15">148</text:p>
          </table:table-cell>
          <table:table-cell table:style-name="Tabela4.C2" office:value-type="string">
            <text:p text:style-name="P16">16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0:07:33.900885751</meta:creation-date>
    <dc:date>2018-09-17T20:43:28.171953327</dc:date>
    <meta:editing-duration>PT35M50S</meta:editing-duration>
    <meta:editing-cycles>10</meta:editing-cycles>
    <meta:generator>LibreOffice/5.2.7.2$Linux_X86_64 LibreOffice_project/20m0$Build-2</meta:generator>
    <meta:document-statistic meta:table-count="4" meta:image-count="0" meta:object-count="0" meta:page-count="2" meta:paragraph-count="90" meta:word-count="326" meta:character-count="4156" meta:non-whitespace-character-count="3918"/>
  </office:meta>
</office:document-meta>
</file>